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15mm"/>
    </style:style>
    <style:style style:name="co2" style:family="table-column">
      <style:table-column-properties fo:break-before="auto" style:column-width="67.45mm"/>
    </style:style>
    <style:style style:name="co3" style:family="table-column">
      <style:table-column-properties fo:break-before="auto" style:column-width="54.05mm"/>
    </style:style>
    <style:style style:name="co4" style:family="table-column">
      <style:table-column-properties fo:break-before="auto" style:column-width="67.03mm"/>
    </style:style>
    <style:style style:name="co5" style:family="table-column">
      <style:table-column-properties fo:break-before="auto" style:column-width="51.95mm"/>
    </style:style>
    <style:style style:name="co6" style:family="table-column">
      <style:table-column-properties fo:break-before="auto" style:column-width="51.73mm"/>
    </style:style>
    <style:style style:name="co7" style:family="table-column">
      <style:table-column-properties fo:break-before="auto" style:column-width="63.68mm"/>
    </style:style>
    <style:style style:name="co8" style:family="table-column">
      <style:table-column-properties fo:break-before="auto" style:column-width="59.07mm"/>
    </style:style>
    <style:style style:name="co9" style:family="table-column">
      <style:table-column-properties fo:break-before="auto" style:column-width="65.78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65.35mm"/>
    </style:style>
    <style:style style:name="co12" style:family="table-column">
      <style:table-column-properties fo:break-before="auto" style:column-width="56.36mm"/>
    </style:style>
    <style:style style:name="co13" style:family="table-column">
      <style:table-column-properties fo:break-before="auto" style:column-width="44.38mm"/>
    </style:style>
    <style:style style:name="co14" style:family="table-column">
      <style:table-column-properties fo:break-before="auto" style:column-width="51.47mm"/>
    </style:style>
    <style:style style:name="co15" style:family="table-column">
      <style:table-column-properties fo:break-before="auto" style:column-width="56.97mm"/>
    </style:style>
    <style:style style:name="co16" style:family="table-column">
      <style:table-column-properties fo:break-before="auto" style:column-width="68.2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4pt" fo:font-weight="bold" style:font-size-asian="14pt" style:font-size-complex="14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style="italic" fo:font-weight="bold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style="italic" fo:font-weight="bold" style:font-size-asian="14pt" style:font-size-complex="14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fo:font-style="normal" fo:font-weight="bold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style="normal" fo:font-weight="bold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style:font-name-asian="Droid Sans Fallback" style:font-size-asian="14pt" style:font-name-complex="FreeSans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size-complex="14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style:font-name="Liberation Sans" fo:font-size="14pt" style:font-name-asian="Droid Sans Fallback" style:font-size-asian="14pt" style:font-name-complex="FreeSans" style:font-size-complex="14pt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iberation Sans" fo:font-size="14pt" fo:font-style="normal" fo:font-weight="bold" style:font-name-asian="Droid Sans Fallback" style:font-size-asian="14pt" style:font-name-complex="FreeSans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text-underline-style="none" style:font-size-asian="14pt" style:font-size-complex="14pt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fo:font-size="14pt" style:font-size-asian="14pt" style:font-size-complex="14pt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4pt" fo:font-weight="bold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4pt" fo:font-weight="bold" style:font-name-asian="Droid Sans Fallback" style:font-size-asian="14pt" style:font-name-complex="FreeSans" style:font-size-complex="14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11mm" svg:stroke-color="#000000" draw:marker-start-width="18.5mm" draw:marker-end-width="18.5mm" draw:fill="none" draw:fill-color="#ff3333" fo:min-height="12.2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family="'Arial Black'" style:font-family-generic="swiss" style:font-pitch="variable" fo:font-size="14pt" style:font-size-asian="14pt" style:font-size-complex="14pt"/>
    </style:style>
    <style:style style:name="P3" style:family="paragraph">
      <loext:graphic-properties draw:fill="none" draw:fill-color="#ff3333"/>
      <style:text-properties fo:font-family="'Arial Black'" style:font-family-generic="swiss" style:font-pitch="variable" fo:font-size="14pt" style:font-size-asian="14pt" style:font-size-complex="14pt"/>
    </style:style>
    <style:style style:name="T1" style:family="text">
      <style:text-properties fo:font-family="'Arial Black'" style:font-family-generic="swiss" style:font-pitch="variable" fo:font-size="14pt" style:font-size-asian="14pt" style:font-size-complex="1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shapes>
          <draw:frame draw:z-index="0" draw:style-name="gr1" draw:text-style-name="P1" svg:width="247.13mm" svg:height="157.1mm" svg:x="49.35mm" svg:y="257.05mm">
            <draw:object draw:notify-on-update-of-ranges="Hoja1.B38:Hoja1.E38 Hoja1.B37:Hoja1.B37 Hoja1.B39:Hoja1.E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122mm" svg:height="13.93mm" svg:x="96.14mm" svg:y="265.63mm">
            <draw:text-box>
              <text:p text:style-name="P2"><text:span text:style-name="T1">COMPARACION DE MEDIA DE TIEMPO DE CADA TEST</text:span></text:p>
            </draw:text-box>
          </draw:frame>
          <draw:frame draw:z-index="2" draw:style-name="gr1" draw:text-style-name="P1" svg:width="219.72mm" svg:height="156.69mm" svg:x="303.22mm" svg:y="258.7mm">
            <draw:object draw:notify-on-update-of-ranges="Hoja1.G38:Hoja1.J38 Hoja1.G39:Hoja1.J3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236.17mm" svg:height="146.49mm" svg:x="62.84mm" svg:y="465.17mm">
            <draw:object draw:notify-on-update-of-ranges="Hoja1.B73:Hoja1.E73 Hoja1.B74:Hoja1.E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237.01mm" svg:height="143.63mm" svg:x="302.38mm" svg:y="467.21mm">
            <draw:object draw:notify-on-update-of-ranges="Hoja1.G73:Hoja1.J73 Hoja1.G74:Hoja1.J7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5" table:default-cell-style-name="ce1"/>
        <table:table-row table:style-name="ro1">
          <table:table-cell office:value-type="string" calcext:value-type="string">
            <text:p>Maquina:</text:p>
          </table:table-cell>
          <table:table-cell table:style-name="ce5" office:value-type="string" calcext:value-type="string">
            <text:p>Maquina 1</text:p>
          </table:table-cell>
          <table:table-cell table:number-columns-repeated="4"/>
          <table:table-cell table:style-name="ce15" office:value-type="string" calcext:value-type="string">
            <text:p>Maquina2 </text:p>
          </table:table-cell>
          <table:table-cell table:number-columns-repeated="4"/>
          <table:table-cell table:style-name="ce15" office:value-type="string" calcext:value-type="string">
            <text:p><text:s/>BalanceadorNginx</text:p>
          </table:table-cell>
          <table:table-cell table:number-columns-repeated="4"/>
          <table:table-cell table:style-name="ce5" office:value-type="string" calcext:value-type="string">
            <text:p><text:s/>BalanceadorHaproxy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ipo de Dato:</text:p>
          </table:table-cell>
          <table:table-cell table:style-name="ce6" office:value-type="string" calcext:value-type="string">
            <text:p>Tiempo de cada test:</text:p>
          </table:table-cell>
          <table:table-cell table:style-name="ce6" office:value-type="string" calcext:value-type="string">
            <text:p>Peticiones fallidas:</text:p>
          </table:table-cell>
          <table:table-cell table:style-name="ce12" office:value-type="string" calcext:value-type="string">
            <text:p>Peticiones por segundo: </text:p>
          </table:table-cell>
          <table:table-cell table:style-name="ce6"/>
          <table:table-cell/>
          <table:table-cell table:style-name="ce6" office:value-type="string" calcext:value-type="string">
            <text:p>Tiempo de cada test:</text:p>
          </table:table-cell>
          <table:table-cell table:style-name="ce6" office:value-type="string" calcext:value-type="string">
            <text:p>Peticiones fallidas:</text:p>
          </table:table-cell>
          <table:table-cell table:style-name="ce12" office:value-type="string" calcext:value-type="string">
            <text:p>Peticiones por segundo: </text:p>
          </table:table-cell>
          <table:table-cell table:style-name="ce6"/>
          <table:table-cell/>
          <table:table-cell table:style-name="ce6" office:value-type="string" calcext:value-type="string">
            <text:p>Tiempo de cada test:</text:p>
          </table:table-cell>
          <table:table-cell table:style-name="ce6" office:value-type="string" calcext:value-type="string">
            <text:p>Peticiones fallidas:</text:p>
          </table:table-cell>
          <table:table-cell table:style-name="ce6" office:value-type="string" calcext:value-type="string">
            <text:p>Peticiones por segundo: </text:p>
          </table:table-cell>
          <table:table-cell table:style-name="ce6" table:number-columns-repeated="2"/>
          <table:table-cell table:style-name="ce6" office:value-type="string" calcext:value-type="string">
            <text:p>Tiempo de cada test:</text:p>
          </table:table-cell>
          <table:table-cell table:style-name="ce6" office:value-type="string" calcext:value-type="string">
            <text:p>Peticiones fallidas:</text:p>
          </table:table-cell>
          <table:table-cell table:style-name="ce6" office:value-type="string" calcext:value-type="string">
            <text:p>Peticiones por segundo: </text:p>
          </table:table-cell>
          <table:table-cell table:number-columns-repeated="100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2.859" calcext:value-type="float">
            <text:p>2.859</text:p>
          </table:table-cell>
          <table:table-cell office:value-type="float" office:value="0" calcext:value-type="float">
            <text:p>0</text:p>
          </table:table-cell>
          <table:table-cell office:value-type="float" office:value="3497.13" calcext:value-type="float">
            <text:p>3497.13</text:p>
          </table:table-cell>
          <table:table-cell table:number-columns-repeated="2"/>
          <table:table-cell table:style-name="ce16" office:value-type="float" office:value="3.058" calcext:value-type="float">
            <text:p>3.058</text:p>
          </table:table-cell>
          <table:table-cell office:value-type="float" office:value="0" calcext:value-type="float">
            <text:p>0</text:p>
          </table:table-cell>
          <table:table-cell office:value-type="float" office:value="3270.26" calcext:value-type="float">
            <text:p>3270.26</text:p>
          </table:table-cell>
          <table:table-cell table:number-columns-repeated="2"/>
          <table:table-cell table:style-name="ce16" office:value-type="float" office:value="27.486" calcext:value-type="float">
            <text:p>27.486</text:p>
          </table:table-cell>
          <table:table-cell office:value-type="float" office:value="0" calcext:value-type="float">
            <text:p>0</text:p>
          </table:table-cell>
          <table:table-cell office:value-type="float" office:value="363.83" calcext:value-type="float">
            <text:p>363.83</text:p>
          </table:table-cell>
          <table:table-cell table:style-name="ce19"/>
          <table:table-cell/>
          <table:table-cell table:style-name="ce16" office:value-type="float" office:value="5.719" calcext:value-type="float">
            <text:p>5.719</text:p>
          </table:table-cell>
          <table:table-cell office:value-type="float" office:value="0" calcext:value-type="float">
            <text:p>0</text:p>
          </table:table-cell>
          <table:table-cell office:value-type="float" office:value="1748.46" calcext:value-type="float">
            <text:p>1748.46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.729" calcext:value-type="float">
            <text:p>2.729</text:p>
          </table:table-cell>
          <table:table-cell office:value-type="float" office:value="0" calcext:value-type="float">
            <text:p>0</text:p>
          </table:table-cell>
          <table:table-cell office:value-type="float" office:value="3664.35" calcext:value-type="float">
            <text:p>3664.35</text:p>
          </table:table-cell>
          <table:table-cell table:number-columns-repeated="2"/>
          <table:table-cell table:style-name="ce16" office:value-type="float" office:value="3.207" calcext:value-type="float">
            <text:p>3.207</text:p>
          </table:table-cell>
          <table:table-cell office:value-type="float" office:value="0" calcext:value-type="float">
            <text:p>0</text:p>
          </table:table-cell>
          <table:table-cell office:value-type="float" office:value="3118.04" calcext:value-type="float">
            <text:p>3118.04</text:p>
          </table:table-cell>
          <table:table-cell table:number-columns-repeated="2"/>
          <table:table-cell table:style-name="ce16" office:value-type="float" office:value="7.87" calcext:value-type="float">
            <text:p>7.87</text:p>
          </table:table-cell>
          <table:table-cell office:value-type="float" office:value="0" calcext:value-type="float">
            <text:p>0</text:p>
          </table:table-cell>
          <table:table-cell office:value-type="float" office:value="1270.58" calcext:value-type="float">
            <text:p>1270.58</text:p>
          </table:table-cell>
          <table:table-cell table:number-columns-repeated="2"/>
          <table:table-cell table:style-name="ce16" office:value-type="float" office:value="6.032" calcext:value-type="float">
            <text:p>6.032</text:p>
          </table:table-cell>
          <table:table-cell office:value-type="float" office:value="0" calcext:value-type="float">
            <text:p>0</text:p>
          </table:table-cell>
          <table:table-cell office:value-type="float" office:value="1657.77" calcext:value-type="float">
            <text:p>1657.77</text:p>
          </table:table-cell>
          <table:table-cell table:number-columns-repeated="100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.684" calcext:value-type="float">
            <text:p>2.684</text:p>
          </table:table-cell>
          <table:table-cell office:value-type="float" office:value="0" calcext:value-type="float">
            <text:p>0</text:p>
          </table:table-cell>
          <table:table-cell office:value-type="float" office:value="3726" calcext:value-type="float">
            <text:p>3726</text:p>
          </table:table-cell>
          <table:table-cell table:number-columns-repeated="2"/>
          <table:table-cell table:style-name="ce16" office:value-type="float" office:value="3.033" calcext:value-type="float">
            <text:p>3.033</text:p>
          </table:table-cell>
          <table:table-cell office:value-type="float" office:value="0" calcext:value-type="float">
            <text:p>0</text:p>
          </table:table-cell>
          <table:table-cell office:value-type="float" office:value="3296.85" calcext:value-type="float">
            <text:p>3296.85</text:p>
          </table:table-cell>
          <table:table-cell table:number-columns-repeated="2"/>
          <table:table-cell table:style-name="ce16" office:value-type="float" office:value="7.948" calcext:value-type="float">
            <text:p>7.948</text:p>
          </table:table-cell>
          <table:table-cell office:value-type="float" office:value="0" calcext:value-type="float">
            <text:p>0</text:p>
          </table:table-cell>
          <table:table-cell office:value-type="float" office:value="1258.16" calcext:value-type="float">
            <text:p>1258.16</text:p>
          </table:table-cell>
          <table:table-cell table:number-columns-repeated="2"/>
          <table:table-cell table:style-name="ce16"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1636.77" calcext:value-type="float">
            <text:p>1636.77</text:p>
          </table:table-cell>
          <table:table-cell table:number-columns-repeated="100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2.998" calcext:value-type="float">
            <text:p>2.998</text:p>
          </table:table-cell>
          <table:table-cell office:value-type="float" office:value="0" calcext:value-type="float">
            <text:p>0</text:p>
          </table:table-cell>
          <table:table-cell office:value-type="float" office:value="3335.27" calcext:value-type="float">
            <text:p>3335.27</text:p>
          </table:table-cell>
          <table:table-cell table:number-columns-repeated="2"/>
          <table:table-cell table:style-name="ce16" office:value-type="float" office:value="2.861" calcext:value-type="float">
            <text:p>2.861</text:p>
          </table:table-cell>
          <table:table-cell office:value-type="float" office:value="0" calcext:value-type="float">
            <text:p>0</text:p>
          </table:table-cell>
          <table:table-cell office:value-type="float" office:value="3495.21" calcext:value-type="float">
            <text:p>3495.21</text:p>
          </table:table-cell>
          <table:table-cell table:number-columns-repeated="2"/>
          <table:table-cell table:style-name="ce16" office:value-type="float" office:value="7.642" calcext:value-type="float">
            <text:p>7.642</text:p>
          </table:table-cell>
          <table:table-cell office:value-type="float" office:value="0" calcext:value-type="float">
            <text:p>0</text:p>
          </table:table-cell>
          <table:table-cell office:value-type="float" office:value="1308.5" calcext:value-type="float">
            <text:p>1308.5</text:p>
          </table:table-cell>
          <table:table-cell table:number-columns-repeated="2"/>
          <table:table-cell table:style-name="ce16" office:value-type="float" office:value="5.837" calcext:value-type="float">
            <text:p>5.837</text:p>
          </table:table-cell>
          <table:table-cell office:value-type="float" office:value="0" calcext:value-type="float">
            <text:p>0</text:p>
          </table:table-cell>
          <table:table-cell office:value-type="float" office:value="1713.32" calcext:value-type="float">
            <text:p>1713.32</text:p>
          </table:table-cell>
          <table:table-cell table:number-columns-repeated="100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.086" calcext:value-type="float">
            <text:p>3.086</text:p>
          </table:table-cell>
          <table:table-cell office:value-type="float" office:value="0" calcext:value-type="float">
            <text:p>0</text:p>
          </table:table-cell>
          <table:table-cell office:value-type="float" office:value="3240.27" calcext:value-type="float">
            <text:p>3240.27</text:p>
          </table:table-cell>
          <table:table-cell table:number-columns-repeated="2"/>
          <table:table-cell table:style-name="ce16" office:value-type="float" office:value="20.827" calcext:value-type="float">
            <text:p>20.827</text:p>
          </table:table-cell>
          <table:table-cell office:value-type="float" office:value="0" calcext:value-type="float">
            <text:p>0</text:p>
          </table:table-cell>
          <table:table-cell office:value-type="float" office:value="480.14" calcext:value-type="float">
            <text:p>480.14</text:p>
          </table:table-cell>
          <table:table-cell table:number-columns-repeated="2"/>
          <table:table-cell table:style-name="ce16" office:value-type="float" office:value="7.585" calcext:value-type="float">
            <text:p>7.585</text:p>
          </table:table-cell>
          <table:table-cell office:value-type="float" office:value="0" calcext:value-type="float">
            <text:p>0</text:p>
          </table:table-cell>
          <table:table-cell office:value-type="float" office:value="1318.41" calcext:value-type="float">
            <text:p>1318.41</text:p>
          </table:table-cell>
          <table:table-cell table:number-columns-repeated="2"/>
          <table:table-cell table:style-name="ce16" office:value-type="float" office:value="5.998" calcext:value-type="float">
            <text:p>5.998</text:p>
          </table:table-cell>
          <table:table-cell office:value-type="float" office:value="0" calcext:value-type="float">
            <text:p>0</text:p>
          </table:table-cell>
          <table:table-cell office:value-type="float" office:value="1667.22" calcext:value-type="float">
            <text:p>1667.22</text:p>
          </table:table-cell>
          <table:table-cell table:number-columns-repeated="100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2.788" calcext:value-type="float">
            <text:p>2.788</text:p>
          </table:table-cell>
          <table:table-cell office:value-type="float" office:value="0" calcext:value-type="float">
            <text:p>0</text:p>
          </table:table-cell>
          <table:table-cell office:value-type="float" office:value="3586.3" calcext:value-type="float">
            <text:p>3586.3</text:p>
          </table:table-cell>
          <table:table-cell table:number-columns-repeated="2"/>
          <table:table-cell table:style-name="ce16" office:value-type="float" office:value="9.518" calcext:value-type="float">
            <text:p>9.518</text:p>
          </table:table-cell>
          <table:table-cell office:value-type="float" office:value="0" calcext:value-type="float">
            <text:p>0</text:p>
          </table:table-cell>
          <table:table-cell office:value-type="float" office:value="1050.67" calcext:value-type="float">
            <text:p>1050.67</text:p>
          </table:table-cell>
          <table:table-cell table:number-columns-repeated="2"/>
          <table:table-cell table:style-name="ce16" office:value-type="float" office:value="7.57" calcext:value-type="float">
            <text:p>7.57</text:p>
          </table:table-cell>
          <table:table-cell office:value-type="float" office:value="0" calcext:value-type="float">
            <text:p>0</text:p>
          </table:table-cell>
          <table:table-cell office:value-type="float" office:value="1321.06" calcext:value-type="float">
            <text:p>1321.06</text:p>
          </table:table-cell>
          <table:table-cell table:number-columns-repeated="2"/>
          <table:table-cell table:style-name="ce16" office:value-type="float" office:value="5.69" calcext:value-type="float">
            <text:p>5.69</text:p>
          </table:table-cell>
          <table:table-cell office:value-type="float" office:value="0" calcext:value-type="float">
            <text:p>0</text:p>
          </table:table-cell>
          <table:table-cell office:value-type="float" office:value="1757.62" calcext:value-type="float">
            <text:p>1757.62</text:p>
          </table:table-cell>
          <table:table-cell table:number-columns-repeated="100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.345" calcext:value-type="float">
            <text:p>3.345</text:p>
          </table:table-cell>
          <table:table-cell office:value-type="float" office:value="0" calcext:value-type="float">
            <text:p>0</text:p>
          </table:table-cell>
          <table:table-cell office:value-type="float" office:value="2989.68" calcext:value-type="float">
            <text:p>2989.68</text:p>
          </table:table-cell>
          <table:table-cell table:number-columns-repeated="2"/>
          <table:table-cell table:style-name="ce16" office:value-type="float" office:value="2.996" calcext:value-type="float">
            <text:p>2.996</text:p>
          </table:table-cell>
          <table:table-cell office:value-type="float" office:value="0" calcext:value-type="float">
            <text:p>0</text:p>
          </table:table-cell>
          <table:table-cell office:value-type="float" office:value="3337.71" calcext:value-type="float">
            <text:p>3337.71</text:p>
          </table:table-cell>
          <table:table-cell table:number-columns-repeated="2"/>
          <table:table-cell table:style-name="ce16" office:value-type="float" office:value="7.616" calcext:value-type="float">
            <text:p>7.616</text:p>
          </table:table-cell>
          <table:table-cell office:value-type="float" office:value="0" calcext:value-type="float">
            <text:p>0</text:p>
          </table:table-cell>
          <table:table-cell office:value-type="float" office:value="1312.95" calcext:value-type="float">
            <text:p>1312.95</text:p>
          </table:table-cell>
          <table:table-cell table:number-columns-repeated="2"/>
          <table:table-cell table:style-name="ce16"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1735.99" calcext:value-type="float">
            <text:p>1735.99</text:p>
          </table:table-cell>
          <table:table-cell table:number-columns-repeated="100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2.787" calcext:value-type="float">
            <text:p>2.787</text:p>
          </table:table-cell>
          <table:table-cell office:value-type="float" office:value="0" calcext:value-type="float">
            <text:p>0</text:p>
          </table:table-cell>
          <table:table-cell office:value-type="float" office:value="3588.33" calcext:value-type="float">
            <text:p>3588.33</text:p>
          </table:table-cell>
          <table:table-cell table:number-columns-repeated="2"/>
          <table:table-cell table:style-name="ce16" office:value-type="float" office:value="2.843" calcext:value-type="float">
            <text:p>2.843</text:p>
          </table:table-cell>
          <table:table-cell office:value-type="float" office:value="0" calcext:value-type="float">
            <text:p>0</text:p>
          </table:table-cell>
          <table:table-cell office:value-type="float" office:value="3517.6" calcext:value-type="float">
            <text:p>3517.6</text:p>
          </table:table-cell>
          <table:table-cell table:number-columns-repeated="2"/>
          <table:table-cell table:style-name="ce16" office:value-type="float" office:value="7.731" calcext:value-type="float">
            <text:p>7.731</text:p>
          </table:table-cell>
          <table:table-cell office:value-type="float" office:value="0" calcext:value-type="float">
            <text:p>0</text:p>
          </table:table-cell>
          <table:table-cell office:value-type="float" office:value="1293.48" calcext:value-type="float">
            <text:p>1293.48</text:p>
          </table:table-cell>
          <table:table-cell table:number-columns-repeated="2"/>
          <table:table-cell table:style-name="ce16" office:value-type="float" office:value="5.595" calcext:value-type="float">
            <text:p>5.595</text:p>
          </table:table-cell>
          <table:table-cell office:value-type="float" office:value="0" calcext:value-type="float">
            <text:p>0</text:p>
          </table:table-cell>
          <table:table-cell office:value-type="float" office:value="1787.46" calcext:value-type="float">
            <text:p>1787.46</text:p>
          </table:table-cell>
          <table:table-cell table:number-columns-repeated="100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2.724" calcext:value-type="float">
            <text:p>2.724</text:p>
          </table:table-cell>
          <table:table-cell office:value-type="float" office:value="0" calcext:value-type="float">
            <text:p>0</text:p>
          </table:table-cell>
          <table:table-cell office:value-type="float" office:value="3671.27" calcext:value-type="float">
            <text:p>3671.27</text:p>
          </table:table-cell>
          <table:table-cell table:number-columns-repeated="2"/>
          <table:table-cell table:style-name="ce16" office:value-type="float" office:value="2.869" calcext:value-type="float">
            <text:p>2.869</text:p>
          </table:table-cell>
          <table:table-cell office:value-type="float" office:value="0" calcext:value-type="float">
            <text:p>0</text:p>
          </table:table-cell>
          <table:table-cell office:value-type="float" office:value="3485.86" calcext:value-type="float">
            <text:p>3485.86</text:p>
          </table:table-cell>
          <table:table-cell table:number-columns-repeated="2"/>
          <table:table-cell table:style-name="ce16" office:value-type="float" office:value="7.825" calcext:value-type="float">
            <text:p>7.825</text:p>
          </table:table-cell>
          <table:table-cell office:value-type="float" office:value="0" calcext:value-type="float">
            <text:p>0</text:p>
          </table:table-cell>
          <table:table-cell office:value-type="float" office:value="1277.88" calcext:value-type="float">
            <text:p>1277.88</text:p>
          </table:table-cell>
          <table:table-cell table:number-columns-repeated="2"/>
          <table:table-cell table:style-name="ce16" office:value-type="float" office:value="6.132" calcext:value-type="float">
            <text:p>6.132</text:p>
          </table:table-cell>
          <table:table-cell office:value-type="float" office:value="0" calcext:value-type="float">
            <text:p>0</text:p>
          </table:table-cell>
          <table:table-cell office:value-type="float" office:value="1630.84" calcext:value-type="float">
            <text:p>1630.84</text:p>
          </table:table-cell>
          <table:table-cell table:number-columns-repeated="100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3.087" calcext:value-type="float">
            <text:p>3.087</text:p>
          </table:table-cell>
          <table:table-cell office:value-type="float" office:value="0" calcext:value-type="float">
            <text:p>0</text:p>
          </table:table-cell>
          <table:table-cell office:value-type="float" office:value="3239.8" calcext:value-type="float">
            <text:p>3239.8</text:p>
          </table:table-cell>
          <table:table-cell table:number-columns-repeated="2"/>
          <table:table-cell table:style-name="ce16" office:value-type="float" office:value="3.267" calcext:value-type="float">
            <text:p>3.267</text:p>
          </table:table-cell>
          <table:table-cell office:value-type="float" office:value="0" calcext:value-type="float">
            <text:p>0</text:p>
          </table:table-cell>
          <table:table-cell office:value-type="float" office:value="3061.25" calcext:value-type="float">
            <text:p>3061.25</text:p>
          </table:table-cell>
          <table:table-cell table:number-columns-repeated="2"/>
          <table:table-cell table:style-name="ce16" office:value-type="float" office:value="7.582" calcext:value-type="float">
            <text:p>7.582</text:p>
          </table:table-cell>
          <table:table-cell office:value-type="float" office:value="0" calcext:value-type="float">
            <text:p>0</text:p>
          </table:table-cell>
          <table:table-cell office:value-type="float" office:value="1318.87" calcext:value-type="float">
            <text:p>1318.87</text:p>
          </table:table-cell>
          <table:table-cell table:number-columns-repeated="2"/>
          <table:table-cell table:style-name="ce16" office:value-type="float" office:value="6.015" calcext:value-type="float">
            <text:p>6.015</text:p>
          </table:table-cell>
          <table:table-cell office:value-type="float" office:value="0" calcext:value-type="float">
            <text:p>0</text:p>
          </table:table-cell>
          <table:table-cell office:value-type="float" office:value="1662.63" calcext:value-type="float">
            <text:p>1662.63</text:p>
          </table:table-cell>
          <table:table-cell table:number-columns-repeated="100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3.336" calcext:value-type="float">
            <text:p>3.336</text:p>
          </table:table-cell>
          <table:table-cell office:value-type="float" office:value="0" calcext:value-type="float">
            <text:p>0</text:p>
          </table:table-cell>
          <table:table-cell office:value-type="float" office:value="2997.3" calcext:value-type="float">
            <text:p>2997.3</text:p>
          </table:table-cell>
          <table:table-cell table:number-columns-repeated="2"/>
          <table:table-cell table:style-name="ce16" office:value-type="float" office:value="3.096" calcext:value-type="float">
            <text:p>3.096</text:p>
          </table:table-cell>
          <table:table-cell office:value-type="float" office:value="0" calcext:value-type="float">
            <text:p>0</text:p>
          </table:table-cell>
          <table:table-cell office:value-type="float" office:value="3229.65" calcext:value-type="float">
            <text:p>3229.65</text:p>
          </table:table-cell>
          <table:table-cell table:number-columns-repeated="2"/>
          <table:table-cell table:style-name="ce16" office:value-type="float" office:value="7.832" calcext:value-type="float">
            <text:p>7.832</text:p>
          </table:table-cell>
          <table:table-cell office:value-type="float" office:value="0" calcext:value-type="float">
            <text:p>0</text:p>
          </table:table-cell>
          <table:table-cell office:value-type="float" office:value="1276.83" calcext:value-type="float">
            <text:p>1276.83</text:p>
          </table:table-cell>
          <table:table-cell table:number-columns-repeated="2"/>
          <table:table-cell table:style-name="ce16" office:value-type="float" office:value="6.059" calcext:value-type="float">
            <text:p>6.059</text:p>
          </table:table-cell>
          <table:table-cell office:value-type="float" office:value="0" calcext:value-type="float">
            <text:p>0</text:p>
          </table:table-cell>
          <table:table-cell office:value-type="float" office:value="1650.49" calcext:value-type="float">
            <text:p>1650.49</text:p>
          </table:table-cell>
          <table:table-cell table:number-columns-repeated="100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3.365" calcext:value-type="float">
            <text:p>3.365</text:p>
          </table:table-cell>
          <table:table-cell office:value-type="float" office:value="0" calcext:value-type="float">
            <text:p>0</text:p>
          </table:table-cell>
          <table:table-cell office:value-type="float" office:value="2971.77" calcext:value-type="float">
            <text:p>2971.77</text:p>
          </table:table-cell>
          <table:table-cell table:number-columns-repeated="2"/>
          <table:table-cell table:style-name="ce16" office:value-type="float" office:value="3.347" calcext:value-type="float">
            <text:p>3.347</text:p>
          </table:table-cell>
          <table:table-cell office:value-type="float" office:value="0" calcext:value-type="float">
            <text:p>0</text:p>
          </table:table-cell>
          <table:table-cell office:value-type="float" office:value="2988.07" calcext:value-type="float">
            <text:p>2988.07</text:p>
          </table:table-cell>
          <table:table-cell table:number-columns-repeated="2"/>
          <table:table-cell table:style-name="ce16" office:value-type="float" office:value="7.776" calcext:value-type="float">
            <text:p>7.776</text:p>
          </table:table-cell>
          <table:table-cell office:value-type="float" office:value="0" calcext:value-type="float">
            <text:p>0</text:p>
          </table:table-cell>
          <table:table-cell office:value-type="float" office:value="1286.04" calcext:value-type="float">
            <text:p>1286.04</text:p>
          </table:table-cell>
          <table:table-cell table:number-columns-repeated="2"/>
          <table:table-cell table:style-name="ce16" office:value-type="float" office:value="6.072" calcext:value-type="float">
            <text:p>6.072</text:p>
          </table:table-cell>
          <table:table-cell office:value-type="float" office:value="0" calcext:value-type="float">
            <text:p>0</text:p>
          </table:table-cell>
          <table:table-cell office:value-type="float" office:value="1646.91" calcext:value-type="float">
            <text:p>1646.91</text:p>
          </table:table-cell>
          <table:table-cell table:number-columns-repeated="100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3.132" calcext:value-type="float">
            <text:p>3.132</text:p>
          </table:table-cell>
          <table:table-cell office:value-type="float" office:value="0" calcext:value-type="float">
            <text:p>0</text:p>
          </table:table-cell>
          <table:table-cell office:value-type="float" office:value="3193.11" calcext:value-type="float">
            <text:p>3193.11</text:p>
          </table:table-cell>
          <table:table-cell table:number-columns-repeated="2"/>
          <table:table-cell table:style-name="ce16" office:value-type="float" office:value="3.016" calcext:value-type="float">
            <text:p>3.016</text:p>
          </table:table-cell>
          <table:table-cell office:value-type="float" office:value="0" calcext:value-type="float">
            <text:p>0</text:p>
          </table:table-cell>
          <table:table-cell office:value-type="float" office:value="3315.84" calcext:value-type="float">
            <text:p>3315.84</text:p>
          </table:table-cell>
          <table:table-cell table:number-columns-repeated="2"/>
          <table:table-cell table:style-name="ce16" office:value-type="float" office:value="8.152" calcext:value-type="float">
            <text:p>8.152</text:p>
          </table:table-cell>
          <table:table-cell office:value-type="float" office:value="0" calcext:value-type="float">
            <text:p>0</text:p>
          </table:table-cell>
          <table:table-cell office:value-type="float" office:value="1226.73" calcext:value-type="float">
            <text:p>1226.73</text:p>
          </table:table-cell>
          <table:table-cell table:number-columns-repeated="2"/>
          <table:table-cell table:style-name="ce16" office:value-type="float" office:value="5.901" calcext:value-type="float">
            <text:p>5.901</text:p>
          </table:table-cell>
          <table:table-cell office:value-type="float" office:value="0" calcext:value-type="float">
            <text:p>0</text:p>
          </table:table-cell>
          <table:table-cell office:value-type="float" office:value="1694.57" calcext:value-type="float">
            <text:p>1694.57</text:p>
          </table:table-cell>
          <table:table-cell table:number-columns-repeated="100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3545.58" calcext:value-type="float">
            <text:p>3545.58</text:p>
          </table:table-cell>
          <table:table-cell table:number-columns-repeated="2"/>
          <table:table-cell table:style-name="ce16"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3164.72" calcext:value-type="float">
            <text:p>3164.72</text:p>
          </table:table-cell>
          <table:table-cell table:number-columns-repeated="2"/>
          <table:table-cell table:style-name="ce16" office:value-type="float" office:value="7.992" calcext:value-type="float">
            <text:p>7.992</text:p>
          </table:table-cell>
          <table:table-cell office:value-type="float" office:value="0" calcext:value-type="float">
            <text:p>0</text:p>
          </table:table-cell>
          <table:table-cell office:value-type="float" office:value="1251.29" calcext:value-type="float">
            <text:p>1251.29</text:p>
          </table:table-cell>
          <table:table-cell table:number-columns-repeated="2"/>
          <table:table-cell table:style-name="ce16" office:value-type="float" office:value="6.175" calcext:value-type="float">
            <text:p>6.175</text:p>
          </table:table-cell>
          <table:table-cell office:value-type="float" office:value="0" calcext:value-type="float">
            <text:p>0</text:p>
          </table:table-cell>
          <table:table-cell office:value-type="float" office:value="1619.47" calcext:value-type="float">
            <text:p>1619.47</text:p>
          </table:table-cell>
          <table:table-cell table:number-columns-repeated="100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.662" calcext:value-type="float">
            <text:p>2.662</text:p>
          </table:table-cell>
          <table:table-cell office:value-type="float" office:value="0" calcext:value-type="float">
            <text:p>0</text:p>
          </table:table-cell>
          <table:table-cell office:value-type="float" office:value="3756.22" calcext:value-type="float">
            <text:p>3756.22</text:p>
          </table:table-cell>
          <table:table-cell table:number-columns-repeated="2"/>
          <table:table-cell table:style-name="ce16" office:value-type="float" office:value="3.042" calcext:value-type="float">
            <text:p>3.042</text:p>
          </table:table-cell>
          <table:table-cell office:value-type="float" office:value="0" calcext:value-type="float">
            <text:p>0</text:p>
          </table:table-cell>
          <table:table-cell office:value-type="float" office:value="3287.28" calcext:value-type="float">
            <text:p>3287.28</text:p>
          </table:table-cell>
          <table:table-cell table:number-columns-repeated="2"/>
          <table:table-cell table:style-name="ce16" office:value-type="float" office:value="7.892" calcext:value-type="float">
            <text:p>7.892</text:p>
          </table:table-cell>
          <table:table-cell office:value-type="float" office:value="0" calcext:value-type="float">
            <text:p>0</text:p>
          </table:table-cell>
          <table:table-cell office:value-type="float" office:value="1267.11" calcext:value-type="float">
            <text:p>1267.11</text:p>
          </table:table-cell>
          <table:table-cell table:number-columns-repeated="2"/>
          <table:table-cell table:style-name="ce16" office:value-type="float" office:value="5.661" calcext:value-type="float">
            <text:p>5.661</text:p>
          </table:table-cell>
          <table:table-cell office:value-type="float" office:value="0" calcext:value-type="float">
            <text:p>0</text:p>
          </table:table-cell>
          <table:table-cell office:value-type="float" office:value="1766.55" calcext:value-type="float">
            <text:p>1766.55</text:p>
          </table:table-cell>
          <table:table-cell table:number-columns-repeated="100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2.832" calcext:value-type="float">
            <text:p>2.832</text:p>
          </table:table-cell>
          <table:table-cell office:value-type="float" office:value="0" calcext:value-type="float">
            <text:p>0</text:p>
          </table:table-cell>
          <table:table-cell office:value-type="float" office:value="3531.25" calcext:value-type="float">
            <text:p>3531.25</text:p>
          </table:table-cell>
          <table:table-cell table:number-columns-repeated="2"/>
          <table:table-cell table:style-name="ce16" office:value-type="float" office:value="3.065" calcext:value-type="float">
            <text:p>3.065</text:p>
          </table:table-cell>
          <table:table-cell office:value-type="float" office:value="0" calcext:value-type="float">
            <text:p>0</text:p>
          </table:table-cell>
          <table:table-cell office:value-type="float" office:value="3262.48" calcext:value-type="float">
            <text:p>3262.48</text:p>
          </table:table-cell>
          <table:table-cell table:number-columns-repeated="2"/>
          <table:table-cell table:style-name="ce16" office:value-type="float" office:value="8.225" calcext:value-type="float">
            <text:p>8.225</text:p>
          </table:table-cell>
          <table:table-cell office:value-type="float" office:value="0" calcext:value-type="float">
            <text:p>0</text:p>
          </table:table-cell>
          <table:table-cell office:value-type="float" office:value="1215.87" calcext:value-type="float">
            <text:p>1215.87</text:p>
          </table:table-cell>
          <table:table-cell table:number-columns-repeated="2"/>
          <table:table-cell table:style-name="ce16" office:value-type="float" office:value="5.822" calcext:value-type="float">
            <text:p>5.822</text:p>
          </table:table-cell>
          <table:table-cell office:value-type="float" office:value="0" calcext:value-type="float">
            <text:p>0</text:p>
          </table:table-cell>
          <table:table-cell office:value-type="float" office:value="1717.76" calcext:value-type="float">
            <text:p>1717.76</text:p>
          </table:table-cell>
          <table:table-cell table:number-columns-repeated="100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float" office:value="2.979" calcext:value-type="float">
            <text:p>2.979</text:p>
          </table:table-cell>
          <table:table-cell office:value-type="float" office:value="0" calcext:value-type="float">
            <text:p>0</text:p>
          </table:table-cell>
          <table:table-cell office:value-type="float" office:value="3357.31" calcext:value-type="float">
            <text:p>3357.31</text:p>
          </table:table-cell>
          <table:table-cell table:number-columns-repeated="2"/>
          <table:table-cell table:style-name="ce16" office:value-type="float" office:value="3.171" calcext:value-type="float">
            <text:p>3.171</text:p>
          </table:table-cell>
          <table:table-cell office:value-type="float" office:value="0" calcext:value-type="float">
            <text:p>0</text:p>
          </table:table-cell>
          <table:table-cell office:value-type="float" office:value="3153.29" calcext:value-type="float">
            <text:p>3153.29</text:p>
          </table:table-cell>
          <table:table-cell table:number-columns-repeated="2"/>
          <table:table-cell table:style-name="ce16"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  <table:table-cell office:value-type="float" office:value="1308.95" calcext:value-type="float">
            <text:p>1308.95</text:p>
          </table:table-cell>
          <table:table-cell table:number-columns-repeated="2"/>
          <table:table-cell table:style-name="ce16"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1686.29" calcext:value-type="float">
            <text:p>1686.29</text:p>
          </table:table-cell>
          <table:table-cell table:number-columns-repeated="100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3.106" calcext:value-type="float">
            <text:p>3.106</text:p>
          </table:table-cell>
          <table:table-cell office:value-type="float" office:value="0" calcext:value-type="float">
            <text:p>0</text:p>
          </table:table-cell>
          <table:table-cell office:value-type="float" office:value="3219.2" calcext:value-type="float">
            <text:p>3219.2</text:p>
          </table:table-cell>
          <table:table-cell table:number-columns-repeated="2"/>
          <table:table-cell table:style-name="ce16" office:value-type="float" office:value="3.299" calcext:value-type="float">
            <text:p>3.299</text:p>
          </table:table-cell>
          <table:table-cell office:value-type="float" office:value="0" calcext:value-type="float">
            <text:p>0</text:p>
          </table:table-cell>
          <table:table-cell office:value-type="float" office:value="3031.61" calcext:value-type="float">
            <text:p>3031.61</text:p>
          </table:table-cell>
          <table:table-cell table:number-columns-repeated="2"/>
          <table:table-cell table:style-name="ce16" office:value-type="float" office:value="25.292" calcext:value-type="float">
            <text:p>25.292</text:p>
          </table:table-cell>
          <table:table-cell office:value-type="float" office:value="0" calcext:value-type="float">
            <text:p>0</text:p>
          </table:table-cell>
          <table:table-cell office:value-type="float" office:value="395.39" calcext:value-type="float">
            <text:p>395.39</text:p>
          </table:table-cell>
          <table:table-cell table:number-columns-repeated="2"/>
          <table:table-cell table:style-name="ce16" office:value-type="float" office:value="5.822" calcext:value-type="float">
            <text:p>5.822</text:p>
          </table:table-cell>
          <table:table-cell office:value-type="float" office:value="0" calcext:value-type="float">
            <text:p>0</text:p>
          </table:table-cell>
          <table:table-cell office:value-type="float" office:value="1717.74" calcext:value-type="float">
            <text:p>1717.74</text:p>
          </table:table-cell>
          <table:table-cell table:number-columns-repeated="100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3289.89" calcext:value-type="float">
            <text:p>3289.89</text:p>
          </table:table-cell>
          <table:table-cell table:number-columns-repeated="2"/>
          <table:table-cell table:style-name="ce16" office:value-type="float" office:value="3.294" calcext:value-type="float">
            <text:p>3.294</text:p>
          </table:table-cell>
          <table:table-cell office:value-type="float" office:value="0" calcext:value-type="float">
            <text:p>0</text:p>
          </table:table-cell>
          <table:table-cell office:value-type="float" office:value="3035.95" calcext:value-type="float">
            <text:p>3035.95</text:p>
          </table:table-cell>
          <table:table-cell table:number-columns-repeated="2"/>
          <table:table-cell table:style-name="ce16"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office:value-type="float" office:value="458.72" calcext:value-type="float">
            <text:p>458.72</text:p>
          </table:table-cell>
          <table:table-cell table:number-columns-repeated="2"/>
          <table:table-cell table:style-name="ce16" office:value-type="float" office:value="6.109" calcext:value-type="float">
            <text:p>6.109</text:p>
          </table:table-cell>
          <table:table-cell office:value-type="float" office:value="0" calcext:value-type="float">
            <text:p>0</text:p>
          </table:table-cell>
          <table:table-cell office:value-type="float" office:value="1636.9" calcext:value-type="float">
            <text:p>1636.9</text:p>
          </table:table-cell>
          <table:table-cell table:number-columns-repeated="100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float" office:value="3.117" calcext:value-type="float">
            <text:p>3.117</text:p>
          </table:table-cell>
          <table:table-cell office:value-type="float" office:value="0" calcext:value-type="float">
            <text:p>0</text:p>
          </table:table-cell>
          <table:table-cell office:value-type="float" office:value="3208.46" calcext:value-type="float">
            <text:p>3208.46</text:p>
          </table:table-cell>
          <table:table-cell table:number-columns-repeated="2"/>
          <table:table-cell table:style-name="ce16" office:value-type="float" office:value="3.377" calcext:value-type="float">
            <text:p>3.377</text:p>
          </table:table-cell>
          <table:table-cell office:value-type="float" office:value="0" calcext:value-type="float">
            <text:p>0</text:p>
          </table:table-cell>
          <table:table-cell office:value-type="float" office:value="2961.4" calcext:value-type="float">
            <text:p>2961.4</text:p>
          </table:table-cell>
          <table:table-cell table:number-columns-repeated="2"/>
          <table:table-cell table:style-name="ce16" office:value-type="float" office:value="8.16" calcext:value-type="float">
            <text:p>8.16</text:p>
          </table:table-cell>
          <table:table-cell office:value-type="float" office:value="0" calcext:value-type="float">
            <text:p>0</text:p>
          </table:table-cell>
          <table:table-cell office:value-type="float" office:value="1225.45" calcext:value-type="float">
            <text:p>1225.45</text:p>
          </table:table-cell>
          <table:table-cell table:number-columns-repeated="2"/>
          <table:table-cell table:style-name="ce16" office:value-type="float" office:value="5.925" calcext:value-type="float">
            <text:p>5.925</text:p>
          </table:table-cell>
          <table:table-cell office:value-type="float" office:value="0" calcext:value-type="float">
            <text:p>0</text:p>
          </table:table-cell>
          <table:table-cell office:value-type="float" office:value="1687.74" calcext:value-type="float">
            <text:p>1687.74</text:p>
          </table:table-cell>
          <table:table-cell table:number-columns-repeated="100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float" office:value="3.286" calcext:value-type="float">
            <text:p>3.286</text:p>
          </table:table-cell>
          <table:table-cell office:value-type="float" office:value="0" calcext:value-type="float">
            <text:p>0</text:p>
          </table:table-cell>
          <table:table-cell office:value-type="float" office:value="3043.54" calcext:value-type="float">
            <text:p>3043.54</text:p>
          </table:table-cell>
          <table:table-cell table:number-columns-repeated="2"/>
          <table:table-cell table:style-name="ce16" office:value-type="float" office:value="3.376" calcext:value-type="float">
            <text:p>3.376</text:p>
          </table:table-cell>
          <table:table-cell office:value-type="float" office:value="0" calcext:value-type="float">
            <text:p>0</text:p>
          </table:table-cell>
          <table:table-cell office:value-type="float" office:value="2961.86" calcext:value-type="float">
            <text:p>2961.86</text:p>
          </table:table-cell>
          <table:table-cell table:number-columns-repeated="2"/>
          <table:table-cell table:style-name="ce16" office:value-type="float" office:value="8.054" calcext:value-type="float">
            <text:p>8.054</text:p>
          </table:table-cell>
          <table:table-cell office:value-type="float" office:value="0" calcext:value-type="float">
            <text:p>0</text:p>
          </table:table-cell>
          <table:table-cell office:value-type="float" office:value="1241.6" calcext:value-type="float">
            <text:p>1241.6</text:p>
          </table:table-cell>
          <table:table-cell table:number-columns-repeated="2"/>
          <table:table-cell table:style-name="ce16" office:value-type="float" office:value="5.827" calcext:value-type="float">
            <text:p>5.827</text:p>
          </table:table-cell>
          <table:table-cell office:value-type="float" office:value="0" calcext:value-type="float">
            <text:p>0</text:p>
          </table:table-cell>
          <table:table-cell office:value-type="float" office:value="1716.1" calcext:value-type="float">
            <text:p>1716.1</text:p>
          </table:table-cell>
          <table:table-cell table:number-columns-repeated="100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float" office:value="3.194" calcext:value-type="float">
            <text:p>3.194</text:p>
          </table:table-cell>
          <table:table-cell office:value-type="float" office:value="0" calcext:value-type="float">
            <text:p>0</text:p>
          </table:table-cell>
          <table:table-cell office:value-type="float" office:value="3131.34" calcext:value-type="float">
            <text:p>3131.34</text:p>
          </table:table-cell>
          <table:table-cell table:number-columns-repeated="2"/>
          <table:table-cell table:style-name="ce16" office:value-type="float" office:value="3.221" calcext:value-type="float">
            <text:p>3.221</text:p>
          </table:table-cell>
          <table:table-cell office:value-type="float" office:value="0" calcext:value-type="float">
            <text:p>0</text:p>
          </table:table-cell>
          <table:table-cell office:value-type="float" office:value="3104.52" calcext:value-type="float">
            <text:p>3104.52</text:p>
          </table:table-cell>
          <table:table-cell table:number-columns-repeated="2"/>
          <table:table-cell table:style-name="ce16" office:value-type="float" office:value="7.821" calcext:value-type="float">
            <text:p>7.821</text:p>
          </table:table-cell>
          <table:table-cell office:value-type="float" office:value="0" calcext:value-type="float">
            <text:p>0</text:p>
          </table:table-cell>
          <table:table-cell office:value-type="float" office:value="1278.64" calcext:value-type="float">
            <text:p>1278.64</text:p>
          </table:table-cell>
          <table:table-cell table:number-columns-repeated="2"/>
          <table:table-cell table:style-name="ce16" office:value-type="float" office:value="5.739" calcext:value-type="float">
            <text:p>5.739</text:p>
          </table:table-cell>
          <table:table-cell office:value-type="float" office:value="0" calcext:value-type="float">
            <text:p>0</text:p>
          </table:table-cell>
          <table:table-cell office:value-type="float" office:value="1742.59" calcext:value-type="float">
            <text:p>1742.59</text:p>
          </table:table-cell>
          <table:table-cell table:number-columns-repeated="100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float" office:value="3.29" calcext:value-type="float">
            <text:p>3.29</text:p>
          </table:table-cell>
          <table:table-cell office:value-type="float" office:value="0" calcext:value-type="float">
            <text:p>0</text:p>
          </table:table-cell>
          <table:table-cell office:value-type="float" office:value="3039.6" calcext:value-type="float">
            <text:p>3039.6</text:p>
          </table:table-cell>
          <table:table-cell table:number-columns-repeated="2"/>
          <table:table-cell table:style-name="ce16" office:value-type="float" office:value="2.833" calcext:value-type="float">
            <text:p>2.833</text:p>
          </table:table-cell>
          <table:table-cell office:value-type="float" office:value="0" calcext:value-type="float">
            <text:p>0</text:p>
          </table:table-cell>
          <table:table-cell office:value-type="float" office:value="3529.56" calcext:value-type="float">
            <text:p>3529.56</text:p>
          </table:table-cell>
          <table:table-cell table:number-columns-repeated="2"/>
          <table:table-cell table:style-name="ce16" office:value-type="float" office:value="7.711" calcext:value-type="float">
            <text:p>7.711</text:p>
          </table:table-cell>
          <table:table-cell office:value-type="float" office:value="0" calcext:value-type="float">
            <text:p>0</text:p>
          </table:table-cell>
          <table:table-cell office:value-type="float" office:value="1296.93" calcext:value-type="float">
            <text:p>1296.93</text:p>
          </table:table-cell>
          <table:table-cell table:number-columns-repeated="2"/>
          <table:table-cell table:style-name="ce16" office:value-type="float" office:value="24.438" calcext:value-type="float">
            <text:p>24.438</text:p>
          </table:table-cell>
          <table:table-cell office:value-type="float" office:value="0" calcext:value-type="float">
            <text:p>0</text:p>
          </table:table-cell>
          <table:table-cell office:value-type="float" office:value="409.21" calcext:value-type="float">
            <text:p>409.21</text:p>
          </table:table-cell>
          <table:table-cell table:number-columns-repeated="100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float" office:value="3.181" calcext:value-type="float">
            <text:p>3.181</text:p>
          </table:table-cell>
          <table:table-cell office:value-type="float" office:value="0" calcext:value-type="float">
            <text:p>0</text:p>
          </table:table-cell>
          <table:table-cell office:value-type="float" office:value="3144.03" calcext:value-type="float">
            <text:p>3144.03</text:p>
          </table:table-cell>
          <table:table-cell table:number-columns-repeated="2"/>
          <table:table-cell table:style-name="ce16"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  <table:table-cell office:value-type="float" office:value="3020.91" calcext:value-type="float">
            <text:p>3020.91</text:p>
          </table:table-cell>
          <table:table-cell table:number-columns-repeated="2"/>
          <table:table-cell table:style-name="ce16" office:value-type="float" office:value="7.552" calcext:value-type="float">
            <text:p>7.552</text:p>
          </table:table-cell>
          <table:table-cell office:value-type="float" office:value="0" calcext:value-type="float">
            <text:p>0</text:p>
          </table:table-cell>
          <table:table-cell office:value-type="float" office:value="1324.13" calcext:value-type="float">
            <text:p>1324.13</text:p>
          </table:table-cell>
          <table:table-cell table:number-columns-repeated="2"/>
          <table:table-cell table:style-name="ce16" office:value-type="float" office:value="5.692" calcext:value-type="float">
            <text:p>5.692</text:p>
          </table:table-cell>
          <table:table-cell office:value-type="float" office:value="0" calcext:value-type="float">
            <text:p>0</text:p>
          </table:table-cell>
          <table:table-cell office:value-type="float" office:value="1756.96" calcext:value-type="float">
            <text:p>1756.96</text:p>
          </table:table-cell>
          <table:table-cell table:number-columns-repeated="100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float" office:value="3.279" calcext:value-type="float">
            <text:p>3.279</text:p>
          </table:table-cell>
          <table:table-cell office:value-type="float" office:value="0" calcext:value-type="float">
            <text:p>0</text:p>
          </table:table-cell>
          <table:table-cell office:value-type="float" office:value="3049.33" calcext:value-type="float">
            <text:p>3049.33</text:p>
          </table:table-cell>
          <table:table-cell table:number-columns-repeated="2"/>
          <table:table-cell table:style-name="ce16" office:value-type="float" office:value="2.843" calcext:value-type="float">
            <text:p>2.843</text:p>
          </table:table-cell>
          <table:table-cell office:value-type="float" office:value="0" calcext:value-type="float">
            <text:p>0</text:p>
          </table:table-cell>
          <table:table-cell office:value-type="float" office:value="3517.15" calcext:value-type="float">
            <text:p>3517.15</text:p>
          </table:table-cell>
          <table:table-cell table:number-columns-repeated="2"/>
          <table:table-cell table:style-name="ce16" office:value-type="float" office:value="7.717" calcext:value-type="float">
            <text:p>7.717</text:p>
          </table:table-cell>
          <table:table-cell office:value-type="float" office:value="0" calcext:value-type="float">
            <text:p>0</text:p>
          </table:table-cell>
          <table:table-cell office:value-type="float" office:value="1295.81" calcext:value-type="float">
            <text:p>1295.81</text:p>
          </table:table-cell>
          <table:table-cell table:number-columns-repeated="2"/>
          <table:table-cell table:style-name="ce16" office:value-type="float" office:value="5.899" calcext:value-type="float">
            <text:p>5.899</text:p>
          </table:table-cell>
          <table:table-cell office:value-type="float" office:value="0" calcext:value-type="float">
            <text:p>0</text:p>
          </table:table-cell>
          <table:table-cell office:value-type="float" office:value="1695.23" calcext:value-type="float">
            <text:p>1695.23</text:p>
          </table:table-cell>
          <table:table-cell table:number-columns-repeated="100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float" office:value="3.025" calcext:value-type="float">
            <text:p>3.025</text:p>
          </table:table-cell>
          <table:table-cell office:value-type="float" office:value="0" calcext:value-type="float">
            <text:p>0</text:p>
          </table:table-cell>
          <table:table-cell office:value-type="float" office:value="3305.75" calcext:value-type="float">
            <text:p>3305.75</text:p>
          </table:table-cell>
          <table:table-cell table:number-columns-repeated="2"/>
          <table:table-cell table:style-name="ce16" office:value-type="float" office:value="3.186" calcext:value-type="float">
            <text:p>3.186</text:p>
          </table:table-cell>
          <table:table-cell office:value-type="float" office:value="0" calcext:value-type="float">
            <text:p>0</text:p>
          </table:table-cell>
          <table:table-cell office:value-type="float" office:value="3138.85" calcext:value-type="float">
            <text:p>3138.85</text:p>
          </table:table-cell>
          <table:table-cell table:number-columns-repeated="2"/>
          <table:table-cell table:style-name="ce16" office:value-type="float" office:value="8.02" calcext:value-type="float">
            <text:p>8.02</text:p>
          </table:table-cell>
          <table:table-cell office:value-type="float" office:value="0" calcext:value-type="float">
            <text:p>0</text:p>
          </table:table-cell>
          <table:table-cell office:value-type="float" office:value="1246.91" calcext:value-type="float">
            <text:p>1246.91</text:p>
          </table:table-cell>
          <table:table-cell table:number-columns-repeated="2"/>
          <table:table-cell table:style-name="ce16" office:value-type="float" office:value="5.684" calcext:value-type="float">
            <text:p>5.684</text:p>
          </table:table-cell>
          <table:table-cell office:value-type="float" office:value="0" calcext:value-type="float">
            <text:p>0</text:p>
          </table:table-cell>
          <table:table-cell office:value-type="float" office:value="1759.19" calcext:value-type="float">
            <text:p>1759.19</text:p>
          </table:table-cell>
          <table:table-cell table:number-columns-repeated="100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float" office:value="2.983" calcext:value-type="float">
            <text:p>2.983</text:p>
          </table:table-cell>
          <table:table-cell office:value-type="float" office:value="0" calcext:value-type="float">
            <text:p>0</text:p>
          </table:table-cell>
          <table:table-cell office:value-type="float" office:value="3352.7" calcext:value-type="float">
            <text:p>3352.7</text:p>
          </table:table-cell>
          <table:table-cell table:number-columns-repeated="2"/>
          <table:table-cell table:style-name="ce16" office:value-type="float" office:value="3.111" calcext:value-type="float">
            <text:p>3.111</text:p>
          </table:table-cell>
          <table:table-cell office:value-type="float" office:value="0" calcext:value-type="float">
            <text:p>0</text:p>
          </table:table-cell>
          <table:table-cell office:value-type="float" office:value="3214.51" calcext:value-type="float">
            <text:p>3214.51</text:p>
          </table:table-cell>
          <table:table-cell table:number-columns-repeated="2"/>
          <table:table-cell table:style-name="ce16" office:value-type="float" office:value="7.869" calcext:value-type="float">
            <text:p>7.869</text:p>
          </table:table-cell>
          <table:table-cell office:value-type="float" office:value="0" calcext:value-type="float">
            <text:p>0</text:p>
          </table:table-cell>
          <table:table-cell office:value-type="float" office:value="1270.81" calcext:value-type="float">
            <text:p>1270.81</text:p>
          </table:table-cell>
          <table:table-cell table:number-columns-repeated="2"/>
          <table:table-cell table:style-name="ce16" office:value-type="float" office:value="5.717" calcext:value-type="float">
            <text:p>5.717</text:p>
          </table:table-cell>
          <table:table-cell office:value-type="float" office:value="0" calcext:value-type="float">
            <text:p>0</text:p>
          </table:table-cell>
          <table:table-cell office:value-type="float" office:value="1749.02" calcext:value-type="float">
            <text:p>1749.02</text:p>
          </table:table-cell>
          <table:table-cell table:number-columns-repeated="100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float" office:value="2.918" calcext:value-type="float">
            <text:p>2.918</text:p>
          </table:table-cell>
          <table:table-cell office:value-type="float" office:value="0" calcext:value-type="float">
            <text:p>0</text:p>
          </table:table-cell>
          <table:table-cell office:value-type="float" office:value="3426.71" calcext:value-type="float">
            <text:p>3426.71</text:p>
          </table:table-cell>
          <table:table-cell table:number-columns-repeated="2"/>
          <table:table-cell table:style-name="ce16" office:value-type="float" office:value="2.982" calcext:value-type="float">
            <text:p>2.982</text:p>
          </table:table-cell>
          <table:table-cell office:value-type="float" office:value="0" calcext:value-type="float">
            <text:p>0</text:p>
          </table:table-cell>
          <table:table-cell office:value-type="float" office:value="3353.51" calcext:value-type="float">
            <text:p>3353.51</text:p>
          </table:table-cell>
          <table:table-cell table:number-columns-repeated="2"/>
          <table:table-cell table:style-name="ce16" office:value-type="float" office:value="7.757" calcext:value-type="float">
            <text:p>7.757</text:p>
          </table:table-cell>
          <table:table-cell office:value-type="float" office:value="0" calcext:value-type="float">
            <text:p>0</text:p>
          </table:table-cell>
          <table:table-cell office:value-type="float" office:value="1289.12" calcext:value-type="float">
            <text:p>1289.12</text:p>
          </table:table-cell>
          <table:table-cell table:number-columns-repeated="2"/>
          <table:table-cell table:style-name="ce16" office:value-type="float" office:value="5.729" calcext:value-type="float">
            <text:p>5.729</text:p>
          </table:table-cell>
          <table:table-cell office:value-type="float" office:value="0" calcext:value-type="float">
            <text:p>0</text:p>
          </table:table-cell>
          <table:table-cell office:value-type="float" office:value="1745.54" calcext:value-type="float">
            <text:p>1745.54</text:p>
          </table:table-cell>
          <table:table-cell table:number-columns-repeated="100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float" office:value="2.964" calcext:value-type="float">
            <text:p>2.964</text:p>
          </table:table-cell>
          <table:table-cell office:value-type="float" office:value="0" calcext:value-type="float">
            <text:p>0</text:p>
          </table:table-cell>
          <table:table-cell office:value-type="float" office:value="3374.31" calcext:value-type="float">
            <text:p>3374.31</text:p>
          </table:table-cell>
          <table:table-cell table:number-columns-repeated="2"/>
          <table:table-cell table:style-name="ce16" office:value-type="float" office:value="3.293" calcext:value-type="float">
            <text:p>3.293</text:p>
          </table:table-cell>
          <table:table-cell office:value-type="float" office:value="0" calcext:value-type="float">
            <text:p>0</text:p>
          </table:table-cell>
          <table:table-cell office:value-type="float" office:value="3036.47" calcext:value-type="float">
            <text:p>3036.47</text:p>
          </table:table-cell>
          <table:table-cell table:number-columns-repeated="2"/>
          <table:table-cell table:style-name="ce16" office:value-type="float" office:value="8.125" calcext:value-type="float">
            <text:p>8.125</text:p>
          </table:table-cell>
          <table:table-cell office:value-type="float" office:value="0" calcext:value-type="float">
            <text:p>0</text:p>
          </table:table-cell>
          <table:table-cell office:value-type="float" office:value="1230.76" calcext:value-type="float">
            <text:p>1230.76</text:p>
          </table:table-cell>
          <table:table-cell table:number-columns-repeated="2"/>
          <table:table-cell table:style-name="ce16" office:value-type="float" office:value="5.879" calcext:value-type="float">
            <text:p>5.879</text:p>
          </table:table-cell>
          <table:table-cell office:value-type="float" office:value="0" calcext:value-type="float">
            <text:p>0</text:p>
          </table:table-cell>
          <table:table-cell office:value-type="float" office:value="1700.93" calcext:value-type="float">
            <text:p>1700.93</text:p>
          </table:table-cell>
          <table:table-cell table:number-columns-repeated="100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float" office:value="3.267" calcext:value-type="float">
            <text:p>3.267</text:p>
          </table:table-cell>
          <table:table-cell office:value-type="float" office:value="0" calcext:value-type="float">
            <text:p>0</text:p>
          </table:table-cell>
          <table:table-cell office:value-type="float" office:value="3061.09" calcext:value-type="float">
            <text:p>3061.09</text:p>
          </table:table-cell>
          <table:table-cell table:number-columns-repeated="2"/>
          <table:table-cell table:style-name="ce16" office:value-type="float" office:value="2.829" calcext:value-type="float">
            <text:p>2.829</text:p>
          </table:table-cell>
          <table:table-cell office:value-type="float" office:value="0" calcext:value-type="float">
            <text:p>0</text:p>
          </table:table-cell>
          <table:table-cell office:value-type="float" office:value="3535.11" calcext:value-type="float">
            <text:p>3535.11</text:p>
          </table:table-cell>
          <table:table-cell table:number-columns-repeated="2"/>
          <table:table-cell table:style-name="ce16"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1231.51" calcext:value-type="float">
            <text:p>1231.51</text:p>
          </table:table-cell>
          <table:table-cell table:number-columns-repeated="2"/>
          <table:table-cell table:style-name="ce16" office:value-type="float" office:value="5.769" calcext:value-type="float">
            <text:p>5.769</text:p>
          </table:table-cell>
          <table:table-cell office:value-type="float" office:value="0" calcext:value-type="float">
            <text:p>0</text:p>
          </table:table-cell>
          <table:table-cell office:value-type="float" office:value="1733.47" calcext:value-type="float">
            <text:p>1733.47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Media:</text:p>
          </table:table-cell>
          <table:table-cell table:style-name="ce7" table:formula="of:=SUM([.B3:.B32])/30" office:value-type="float" office:value="3.02876666666667" calcext:value-type="float">
            <text:p>3.0287666667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SUM([.D3:.D32])/30" office:value-type="float" office:value="3317.89633333333" calcext:value-type="float">
            <text:p>3317.8963333333</text:p>
          </table:table-cell>
          <table:table-cell table:style-name="ce7"/>
          <table:table-cell/>
          <table:table-cell table:style-name="ce17" table:formula="of:=SUM([.G3:.G32])/30" office:value-type="float" office:value="3.911" calcext:value-type="float">
            <text:p>3.911</text:p>
          </table:table-cell>
          <table:table-cell table:style-name="ce10" table:formula="of:=SUM([.H3:.H32])" office:value-type="float" office:value="0" calcext:value-type="float">
            <text:p>0</text:p>
          </table:table-cell>
          <table:table-cell table:style-name="ce18" table:formula="of:=SUM([.I3:.I32])/30" office:value-type="float" office:value="3065.211" calcext:value-type="float">
            <text:p>3065.211</text:p>
          </table:table-cell>
          <table:table-cell table:number-columns-repeated="2"/>
          <table:table-cell table:style-name="ce10" table:formula="of:=SUM([.L3:.L32])/30" office:value-type="float" office:value="9.5454" calcext:value-type="float">
            <text:p>9.545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SUM([.N3:.N32])/30" office:value-type="float" office:value="1188.744" calcext:value-type="float">
            <text:p>1188.744</text:p>
          </table:table-cell>
          <table:table-cell/>
          <table:table-cell table:style-name="ce7"/>
          <table:table-cell table:style-name="ce10" table:formula="of:=SUM([.Q3:.Q32])/30" office:value-type="float" office:value="6.49123333333333" calcext:value-type="float">
            <text:p>6.4912333333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SUM([.S3:.S32])/30" office:value-type="float" office:value="1661.02466666667" calcext:value-type="float">
            <text:p>1661.0246666667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Desviación Estándar:</text:p>
          </table:table-cell>
          <table:table-cell table:style-name="ce8" table:formula="of:=STDEVPA([.B3:.B32])" office:value-type="float" office:value="0.210441707420897" calcext:value-type="float">
            <text:p>0.2104417074</text:p>
          </table:table-cell>
          <table:table-cell table:style-name="ce10" office:value-type="float" office:value="0" calcext:value-type="float">
            <text:p>0</text:p>
          </table:table-cell>
          <table:table-cell table:style-name="ce8" table:formula="of:=STDEVPA([.D3:.D32])" office:value-type="float" office:value="233.29634494184" calcext:value-type="float">
            <text:p>233.2963449418</text:p>
          </table:table-cell>
          <table:table-cell table:style-name="ce8"/>
          <table:table-cell/>
          <table:table-cell table:style-name="ce10" table:formula="of:=STDEVPA([.G3:.G32])" office:value-type="float" office:value="3.34951849275882" calcext:value-type="float">
            <text:p>3.3495184928</text:p>
          </table:table-cell>
          <table:table-cell table:style-name="ce10" table:formula="of:=STDEVPA([.H3:.H32])" office:value-type="float" office:value="0" calcext:value-type="float">
            <text:p>0</text:p>
          </table:table-cell>
          <table:table-cell table:style-name="ce10" table:formula="of:=STDEVPA([.I3:.I32])" office:value-type="float" office:value="644.494837415837" calcext:value-type="float">
            <text:p>644.4948374158</text:p>
          </table:table-cell>
          <table:table-cell table:number-columns-repeated="2"/>
          <table:table-cell table:style-name="ce10" table:formula="of:=STDEVPA([.L3:.L32])" office:value-type="float" office:value="5.16160390834735" calcext:value-type="float">
            <text:p>5.161603908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STDEVPA([.N3:.N32])" office:value-type="float" office:value="263.039631140759" calcext:value-type="float">
            <text:p>263.0396311408</text:p>
          </table:table-cell>
          <table:table-cell/>
          <table:table-cell table:style-name="ce8"/>
          <table:table-cell table:style-name="ce10" table:formula="of:=STDEVPA([.Q3:.Q32])" office:value-type="float" office:value="3.33640954403915" calcext:value-type="float">
            <text:p>3.336409544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formula="of:=STDEVPA([.S3:.S32])" office:value-type="float" office:value="236.924563419574" calcext:value-type="float">
            <text:p>236.9245634196</text:p>
          </table:table-cell>
          <table:table-cell table:number-columns-repeated="1005"/>
        </table:table-row>
        <table:table-row table:style-name="ro1">
          <table:table-cell table:style-name="ce3" table:number-columns-repeated="2"/>
          <table:table-cell table:style-name="ce11" table:number-columns-repeated="3"/>
          <table:table-cell/>
          <table:table-cell table:style-name="ce11" table:number-columns-repeated="4"/>
          <table:table-cell/>
          <table:table-cell table:style-name="ce11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iempo de cada test</text:p>
          </table:table-cell>
          <table:table-cell table:number-columns-repeated="4"/>
          <table:table-cell table:style-name="ce9" office:value-type="string" calcext:value-type="string">
            <text:p>Peticiones por segundo</text:p>
          </table:table-cell>
          <table:table-cell table:number-columns-repeated="1017"/>
        </table:table-row>
        <table:table-row table:style-name="ro1">
          <table:table-cell/>
          <table:table-cell table:formula="of:=[.B1]" office:value-type="string" office:string-value="Maquina 1" calcext:value-type="string">
            <text:p>Maquina 1</text:p>
          </table:table-cell>
          <table:table-cell table:formula="of:=[.G1]" office:value-type="string" office:string-value="Maquina2 " calcext:value-type="string">
            <text:p>Maquina2 </text:p>
          </table:table-cell>
          <table:table-cell table:formula="of:=[.L1]" office:value-type="string" office:string-value=" BalanceadorNginx" calcext:value-type="string">
            <text:p><text:s/>BalanceadorNginx</text:p>
          </table:table-cell>
          <table:table-cell table:formula="of:=[.Q1]" office:value-type="string" office:string-value=" BalanceadorHaproxy" calcext:value-type="string">
            <text:p><text:s/>BalanceadorHaproxy</text:p>
          </table:table-cell>
          <table:table-cell/>
          <table:table-cell table:style-name="ce9" office:value-type="string" calcext:value-type="string">
            <text:p>Maquina 1</text:p>
          </table:table-cell>
          <table:table-cell office:value-type="string" calcext:value-type="string">
            <text:p>Maquina2 </text:p>
          </table:table-cell>
          <table:table-cell office:value-type="string" calcext:value-type="string">
            <text:p>BalanceadorNginx</text:p>
          </table:table-cell>
          <table:table-cell office:value-type="string" calcext:value-type="string">
            <text:p>BalanceadorHaproxy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Media:</text:p>
          </table:table-cell>
          <table:table-cell table:formula="of:=[.B33]" office:value-type="float" office:value="3.02876666666667" calcext:value-type="float">
            <text:p>3.0287666667</text:p>
          </table:table-cell>
          <table:table-cell table:formula="of:=[.G33]" office:value-type="float" office:value="3.911" calcext:value-type="float">
            <text:p>3.911</text:p>
          </table:table-cell>
          <table:table-cell table:formula="of:=[.L33]" office:value-type="float" office:value="9.5454" calcext:value-type="float">
            <text:p>9.5454</text:p>
          </table:table-cell>
          <table:table-cell table:formula="of:=[.Q33]" office:value-type="float" office:value="6.49123333333333" calcext:value-type="float">
            <text:p>6.4912333333</text:p>
          </table:table-cell>
          <table:table-cell/>
          <table:table-cell table:style-name="ce13" table:formula="of:=SUM([.D3:.D32])/30" office:value-type="float" office:value="3317.89633333333" calcext:value-type="float">
            <text:p>3317.8963333333</text:p>
          </table:table-cell>
          <table:table-cell table:formula="of:=SUM([.I3:.I32])/30" office:value-type="float" office:value="3065.211" calcext:value-type="float">
            <text:p>3065.211</text:p>
          </table:table-cell>
          <table:table-cell table:formula="of:=SUM([.N3:.N32])/30" office:value-type="float" office:value="1188.744" calcext:value-type="float">
            <text:p>1188.744</text:p>
          </table:table-cell>
          <table:table-cell table:formula="of:=SUM([.S3:.S32])/30" office:value-type="float" office:value="1661.02466666667" calcext:value-type="float">
            <text:p>1661.0246666667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>
            <text:p>Tiempo de cada test</text:p>
          </table:table-cell>
          <table:table-cell table:number-columns-repeated="4"/>
          <table:table-cell office:value-type="string" calcext:value-type="string">
            <text:p>Peticiones por segund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quina 1</text:p>
          </table:table-cell>
          <table:table-cell office:value-type="string" calcext:value-type="string">
            <text:p>Maquina2</text:p>
          </table:table-cell>
          <table:table-cell office:value-type="string" calcext:value-type="string">
            <text:p>BalanceadorNginx</text:p>
          </table:table-cell>
          <table:table-cell office:value-type="string" calcext:value-type="string">
            <text:p>BalanceadorHaproxy</text:p>
          </table:table-cell>
          <table:table-cell/>
          <table:table-cell office:value-type="string" calcext:value-type="string">
            <text:p>Maquina 1</text:p>
          </table:table-cell>
          <table:table-cell office:value-type="string" calcext:value-type="string">
            <text:p>Maquina2 </text:p>
          </table:table-cell>
          <table:table-cell office:value-type="string" calcext:value-type="string">
            <text:p>BalanceadorNginx</text:p>
          </table:table-cell>
          <table:table-cell office:value-type="string" calcext:value-type="string">
            <text:p>BalanceadorHaproxy</text:p>
          </table:table-cell>
          <table:table-cell table:number-columns-repeated="1014"/>
        </table:table-row>
        <table:table-row table:style-name="ro1">
          <table:table-cell table:style-name="ce5" office:value-type="string" calcext:value-type="string">
            <text:p>Desviación Estándar:</text:p>
          </table:table-cell>
          <table:table-cell table:formula="of:=STDEVPA([.B3:.B32])" office:value-type="float" office:value="0.210441707420897" calcext:value-type="float">
            <text:p>0.2104417074</text:p>
          </table:table-cell>
          <table:table-cell table:formula="of:=STDEVPA([.G3:.G32])" office:value-type="float" office:value="3.34951849275882" calcext:value-type="float">
            <text:p>3.3495184928</text:p>
          </table:table-cell>
          <table:table-cell table:formula="of:=STDEVPA([.L3:.L32])" office:value-type="float" office:value="5.16160390834735" calcext:value-type="float">
            <text:p>5.1616039083</text:p>
          </table:table-cell>
          <table:table-cell table:formula="of:=STDEVPA([.Q3:.Q32])" office:value-type="float" office:value="3.33640954403915" calcext:value-type="float">
            <text:p>3.336409544</text:p>
          </table:table-cell>
          <table:table-cell/>
          <table:table-cell table:formula="of:=STDEVPA([.D3:.D32])" office:value-type="float" office:value="233.29634494184" calcext:value-type="float">
            <text:p>233.2963449418</text:p>
          </table:table-cell>
          <table:table-cell table:formula="of:=STDEVPA([.I3:.I32])" office:value-type="float" office:value="644.494837415837" calcext:value-type="float">
            <text:p>644.4948374158</text:p>
          </table:table-cell>
          <table:table-cell table:formula="of:=STDEVPA([.N3:.N32])" office:value-type="float" office:value="263.039631140759" calcext:value-type="float">
            <text:p>263.0396311408</text:p>
          </table:table-cell>
          <table:table-cell table:formula="of:=STDEVPA([.S3:.S32])" office:value-type="float" office:value="236.924563419574" calcext:value-type="float">
            <text:p>236.924563419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9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2">
      <number:number number:decimal-places="1" number:min-integer-digits="1" number:grouping="true"/>
    </number:number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20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">
      <number:text>(</number:text>
      <number:number number:decimal-places="2" number:min-integer-digits="1" number:grouping="true"/>
      <number:text>)</number:text>
      <style:map style:condition="value()&gt;=0" style:apply-style-name="N124P0"/>
    </number:number-style>
    <number:currency-style style:name="N126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8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8P0"/>
    </number:currency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day number:calendar="jewish"/>
      <number:text> </number:text>
      <number:month number:calendar="jewish" number:style="long" number:textual="true"/>
    </number:date-style>
    <number:date-style style:name="N136">
      <number:month number:calendar="jewish" number:style="long" number:textual="true"/>
      <number:text> </number:text>
      <number:day number:calendar="jewish"/>
    </number:date-style>
    <number:date-style style:name="N137">
      <number:month number:calendar="jewish" number:style="long" number:textual="true"/>
      <number:text> </number:text>
      <number:year number:calendar="jewish" number:style="long"/>
    </number:date-style>
    <number:date-style style:name="N138">
      <number:month number:calendar="jewish" number:style="long" number:textual="true"/>
    </number:date-style>
    <number:currency-style style:name="N140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0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0P0"/>
    </number:currency-style>
    <number:currency-style style:name="N14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42"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42P0"/>
    </number:currency-style>
    <number:currency-style style:name="N143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43P0"/>
    </number:currency-style>
    <number:currency-style style:name="N14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GB">£</number:currency-symbol>
      <number:number number:decimal-places="2" number:min-integer-digits="1" number:decimal-replacement="--" number:grouping="true"/>
    </number:currency-style>
    <number:currency-style style:name="N146">
      <style:text-properties fo:color="#ff0000"/>
      <number:text>-</number:text>
      <number:currency-symbol number:language="en" number:country="GB">£</number:currency-symbol>
      <number:number number:decimal-places="2" number:min-integer-digits="1" number:decimal-replacement="--" number:grouping="true"/>
      <style:map style:condition="value()&gt;=0" style:apply-style-name="N146P0"/>
    </number:currency-style>
    <number:currency-style style:name="N148P0" style:volatile="true">
      <number:currency-symbol number:language="en" number:country="GB">£</number:currency-symbol>
      <loext:fill-character> </loext:fill-character>
      <number:number number:decimal-places="0" number:min-integer-digits="1" number:grouping="true"/>
    </number:currency-style>
    <number:currency-style style:name="N148">
      <number:text>-</number:text>
      <number:currency-symbol number:language="en" number:country="GB">£</number:currency-symbol>
      <loext:fill-character> </loext:fill-character>
      <number:number number:decimal-places="0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loext:fill-character> </loext:fill-character>
      <number:number number:decimal-places="2" number:min-integer-digits="1" number:grouping="true"/>
    </number:currency-style>
    <number:currency-style style:name="N150">
      <number:text>-</number:text>
      <number:currency-symbol number:language="en" number:country="GB">£</number:currency-symbol>
      <loext:fill-character> </loext:fill-character>
      <number:number number:decimal-places="2" number:min-integer-digits="1" number:grouping="true"/>
      <style:map style:condition="value()&gt;=0" style:apply-style-name="N15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3:22:54.4294764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5:57:32.173097373</meta:creation-date>
    <meta:editing-duration>P1DT4M44S</meta:editing-duration>
    <meta:editing-cycles>74</meta:editing-cycles>
    <meta:generator>LibreOffice/4.4.6.3$Linux_X86_64 LibreOffice_project/40m0$Build-3</meta:generator>
    <dc:date>2016-05-11T23:31:06.007386379</dc:date>
    <meta:document-statistic meta:table-count="1" meta:cell-count="47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3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14cm" svg:height="15.711cm" xlink:href=".." xlink:type="simple" chart:class="chart:bar" chart:style-name="ch1">
        <chart:legend chart:legend-position="end" svg:x="19.618cm" svg:y="7.49cm" style:legend-expansion="high" chart:style-name="ch2"/>
        <chart:plot-area chart:style-name="ch3" table:cell-range-address="Hoja1.B38:Hoja1.E39 Hoja1.B37:Hoja1.B37" chart:data-source-has-labels="both" svg:x="1.75cm" svg:y="0.314cm" svg:width="17.374cm" svg:height="13.757cm">
          <chartooo:coordinate-region svg:x="2.371cm" svg:y="0.514cm" svg:width="16.753cm" svg:height="12.91cm"/>
          <chart:axis chart:dimension="x" chart:name="primary-x" chart:style-name="ch4" chartooo:axis-type="auto">
            <chartooo:date-scale/>
            <chart:title svg:x="8.178cm" svg:y="14.386cm" chart:style-name="ch5">
              <text:p>Tipos de máquinas</text:p>
            </chart:title>
            <chart:categories table:cell-range-address="Hoja1.B38:Hoja1.E38"/>
          </chart:axis>
          <chart:axis chart:dimension="y" chart:name="primary-y" chart:style-name="ch6">
            <chart:title svg:x="0.451cm" svg:y="8.043cm" chart:style-name="ch7">
              <text:p>Tiempo</text:p>
            </chart:title>
            <chart:grid chart:style-name="ch8" chart:class="major"/>
          </chart:axis>
          <chart:series chart:style-name="ch9" chart:values-cell-range-address="Hoja1.B39:Hoja1.E39" chart:label-cell-address="Hoja1.B37:Hoja1.B3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 1</text:p>
                <draw:g>
                  <svg:desc>Hoja1.B38:Hoja1.E38</svg:desc>
                </draw:g>
              </table:table-cell>
              <table:table-cell office:value-type="string">
                <text:p>Maquina2 </text:p>
              </table:table-cell>
              <table:table-cell office:value-type="string">
                <text:p> BalanceadorNginx</text:p>
              </table:table-cell>
              <table:table-cell office:value-type="string">
                <text:p> BalanceadorHaproxy</text:p>
              </table:table-cell>
            </table:table-row>
          </table:table-header-rows>
          <table:table-rows>
            <table:table-row>
              <table:table-cell office:value-type="string">
                <text:p>Tiempo de cada test</text:p>
                <draw:g>
                  <svg:desc>Hoja1.B37:Hoja1.B37</svg:desc>
                </draw:g>
              </table:table-cell>
              <table:table-cell office:value-type="float" office:value="3.02876666666667">
                <text:p>3.02876666666667</text:p>
                <draw:g>
                  <svg:desc>Hoja1.B39:Hoja1.E39</svg:desc>
                </draw:g>
              </table:table-cell>
              <table:table-cell office:value-type="float" office:value="3.911">
                <text:p>3.911</text:p>
              </table:table-cell>
              <table:table-cell office:value-type="float" office:value="9.5454">
                <text:p>9.5454</text:p>
              </table:table-cell>
              <table:table-cell office:value-type="float" office:value="6.49123333333333">
                <text:p>6.4912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73cm" svg:height="15.67cm" xlink:href=".." xlink:type="simple" chart:class="chart:bar" chart:style-name="ch1">
        <chart:title svg:x="5.122cm" svg:y="0.449cm" chart:style-name="ch2">
          <text:p>COMPARCÓN DE MEDIA DE PETICIÓN POR SEGUNDO</text:p>
        </chart:title>
        <chart:legend chart:legend-position="end" svg:x="20.186cm" svg:y="7.536cm" style:legend-expansion="high" chart:style-name="ch3"/>
        <chart:plot-area chart:style-name="ch4" table:cell-range-address="Hoja1.G38:Hoja1.J39" chart:data-source-has-labels="row" svg:x="2.545cm" svg:y="2.624cm" svg:width="16.685cm" svg:height="10.062cm">
          <chartooo:coordinate-region svg:x="3.537cm" svg:y="2.823cm" svg:width="15.693cm" svg:height="9.216cm"/>
          <chart:axis chart:dimension="x" chart:name="primary-x" chart:style-name="ch5" chartooo:axis-type="auto">
            <chartooo:date-scale/>
            <chart:title svg:x="8.152cm" svg:y="13cm" chart:style-name="ch6">
              <text:p>TIPOS DE MÁQUINAS</text:p>
            </chart:title>
            <chart:categories table:cell-range-address="Hoja1.G38:Hoja1.J38"/>
          </chart:axis>
          <chart:axis chart:dimension="y" chart:name="primary-y" chart:style-name="ch7">
            <chart:title svg:x="1.201cm" svg:y="8.723cm" chart:style-name="ch8">
              <text:p>TIEMPO</text:p>
            </chart:title>
            <chart:grid chart:style-name="ch9" chart:class="major"/>
          </chart:axis>
          <chart:series chart:style-name="ch10" chart:values-cell-range-address="Hoja1.G39:Hoja1.J3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 1</text:p>
                <draw:g>
                  <svg:desc>Hoja1.G38:Hoja1.J38</svg:desc>
                </draw:g>
              </table:table-cell>
              <table:table-cell office:value-type="string">
                <text:p>Maquina2 </text:p>
              </table:table-cell>
              <table:table-cell office:value-type="string">
                <text:p>BalanceadorNginx</text:p>
              </table:table-cell>
              <table:table-cell office:value-type="string">
                <text:p>BalanceadorHaproxy</text:p>
              </table:table-cell>
            </table:table-row>
          </table:table-header-rows>
          <table:table-rows>
            <table:table-row>
              <table:table-cell office:value-type="string">
                <text:p>Fila 39</text:p>
                <draw:g>
                  <svg:desc/>
                </draw:g>
              </table:table-cell>
              <table:table-cell office:value-type="float" office:value="3317.89633333333">
                <text:p>3317.89633333333</text:p>
                <draw:g>
                  <svg:desc>Hoja1.G39:Hoja1.J39</svg:desc>
                </draw:g>
              </table:table-cell>
              <table:table-cell office:value-type="float" office:value="3065.211">
                <text:p>3065.211</text:p>
              </table:table-cell>
              <table:table-cell office:value-type="float" office:value="1188.744">
                <text:p>1188.744</text:p>
              </table:table-cell>
              <table:table-cell office:value-type="float" office:value="1661.02466666667">
                <text:p>1661.024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18cm" svg:height="14.65cm" xlink:href=".." xlink:type="simple" chart:class="chart:bar" chart:style-name="ch1">
        <chart:title svg:x="3.089cm" svg:y="0.666cm" chart:style-name="ch2">
          <text:p>COMPARACÓN DE DESVIACÓN ESTANDAR DE TIEMPO DE CADA TEST</text:p>
        </chart:title>
        <chart:legend chart:legend-position="end" svg:x="21.831cm" svg:y="7.026cm" style:legend-expansion="high" chart:style-name="ch3"/>
        <chart:plot-area chart:style-name="ch4" table:cell-range-address="Hoja1.B73:Hoja1.E74" chart:data-source-has-labels="row" svg:x="1.68cm" svg:y="1.627cm" svg:width="19.679cm" svg:height="11.552cm">
          <chartooo:coordinate-region svg:x="2.116cm" svg:y="1.826cm" svg:width="19.243cm" svg:height="10.706cm"/>
          <chart:axis chart:dimension="x" chart:name="primary-x" chart:style-name="ch5" chartooo:axis-type="auto">
            <chartooo:date-scale/>
            <chart:title svg:x="9.048cm" svg:y="13.473cm" chart:style-name="ch6">
              <text:p>TIPOS DE LA MAQUINA</text:p>
            </chart:title>
            <chart:categories table:cell-range-address="Hoja1.B73:Hoja1.E73"/>
          </chart:axis>
          <chart:axis chart:dimension="y" chart:name="primary-y" chart:style-name="ch7">
            <chart:title svg:x="0.451cm" svg:y="8.286cm" chart:style-name="ch8">
              <text:p>TIEMPO</text:p>
            </chart:title>
            <chart:grid chart:style-name="ch9" chart:class="major"/>
          </chart:axis>
          <chart:series chart:style-name="ch10" chart:values-cell-range-address="Hoja1.B74:Hoja1.E7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 1</text:p>
                <draw:g>
                  <svg:desc>Hoja1.B73:Hoja1.E73</svg:desc>
                </draw:g>
              </table:table-cell>
              <table:table-cell office:value-type="string">
                <text:p>Maquina2</text:p>
              </table:table-cell>
              <table:table-cell office:value-type="string">
                <text:p>BalanceadorNginx</text:p>
              </table:table-cell>
              <table:table-cell office:value-type="string">
                <text:p>BalanceadorHaproxy</text:p>
              </table:table-cell>
            </table:table-row>
          </table:table-header-rows>
          <table:table-rows>
            <table:table-row>
              <table:table-cell office:value-type="string">
                <text:p>Fila 74</text:p>
                <draw:g>
                  <svg:desc/>
                </draw:g>
              </table:table-cell>
              <table:table-cell office:value-type="float" office:value="0.210441707420897">
                <text:p>0.210441707420897</text:p>
                <draw:g>
                  <svg:desc>Hoja1.B74:Hoja1.E74</svg:desc>
                </draw:g>
              </table:table-cell>
              <table:table-cell office:value-type="float" office:value="3.34951849275882">
                <text:p>3.34951849275882</text:p>
              </table:table-cell>
              <table:table-cell office:value-type="float" office:value="5.16160390834735">
                <text:p>5.16160390834735</text:p>
              </table:table-cell>
              <table:table-cell office:value-type="float" office:value="3.33640954403915">
                <text:p>3.336409544039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02cm" svg:height="14.364cm" xlink:href=".." xlink:type="simple" chart:class="chart:bar" chart:style-name="ch1">
        <chart:title svg:x="4.208cm" svg:y="0.423cm" chart:style-name="ch2">
          <text:p>COMPARACION DE DESVIACÓN DE PETCIÓN POR SEGUNDO</text:p>
        </chart:title>
        <chart:legend chart:legend-position="end" svg:x="21.915cm" svg:y="6.883cm" style:legend-expansion="high" chart:style-name="ch3"/>
        <chart:plot-area chart:style-name="ch4" table:cell-range-address="Hoja1.G73:Hoja1.J74" chart:data-source-has-labels="row" svg:x="1.73cm" svg:y="1.615cm" svg:width="19.711cm" svg:height="11.136cm">
          <chartooo:coordinate-region svg:x="2.537cm" svg:y="1.815cm" svg:width="18.904cm" svg:height="10.289cm"/>
          <chart:axis chart:dimension="x" chart:name="primary-x" chart:style-name="ch5" chartooo:axis-type="auto">
            <chartooo:date-scale/>
            <chart:title svg:x="8.85cm" svg:y="13.039cm" chart:style-name="ch6">
              <text:p>TIPOS DE MÁQUINAS</text:p>
            </chart:title>
            <chart:categories table:cell-range-address="Hoja1.G73:Hoja1.J73"/>
          </chart:axis>
          <chart:axis chart:dimension="y" chart:name="primary-y" chart:style-name="ch7">
            <chart:title svg:x="0.451cm" svg:y="8.113cm" chart:style-name="ch8">
              <text:p>TIEMPO</text:p>
            </chart:title>
            <chart:grid chart:style-name="ch9" chart:class="major"/>
          </chart:axis>
          <chart:series chart:style-name="ch10" chart:values-cell-range-address="Hoja1.G74:Hoja1.J74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quina 1</text:p>
                <draw:g>
                  <svg:desc>Hoja1.G73:Hoja1.J73</svg:desc>
                </draw:g>
              </table:table-cell>
              <table:table-cell office:value-type="string">
                <text:p>Maquina2 </text:p>
              </table:table-cell>
              <table:table-cell office:value-type="string">
                <text:p>BalanceadorNginx</text:p>
              </table:table-cell>
              <table:table-cell office:value-type="string">
                <text:p>BalanceadorHaproxy</text:p>
              </table:table-cell>
            </table:table-row>
          </table:table-header-rows>
          <table:table-rows>
            <table:table-row>
              <table:table-cell office:value-type="string">
                <text:p>Fila 74</text:p>
                <draw:g>
                  <svg:desc/>
                </draw:g>
              </table:table-cell>
              <table:table-cell office:value-type="float" office:value="233.29634494184">
                <text:p>233.29634494184</text:p>
                <draw:g>
                  <svg:desc>Hoja1.G74:Hoja1.J74</svg:desc>
                </draw:g>
              </table:table-cell>
              <table:table-cell office:value-type="float" office:value="644.494837415837">
                <text:p>644.494837415837</text:p>
              </table:table-cell>
              <table:table-cell office:value-type="float" office:value="263.039631140759">
                <text:p>263.039631140759</text:p>
              </table:table-cell>
              <table:table-cell office:value-type="float" office:value="236.924563419574">
                <text:p>236.9245634195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